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8384ABF7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cm" svg:height="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6:49:14</meta:creation-date>
    <dc:date>2016-10-19T17:02:21</dc:date>
    <dc:creator>Lu Ding</dc:creator>
    <meta:editing-duration>PT1M</meta:editing-duration>
    <meta:editing-cycles>2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minimum="0" chart:maximum="4" chart:interval-major="1" chart:interval-minor-divisor="1" chart:reverse-direction="false" text:line-break="false" chart:link-data-style-to-source="false" chart:axis-position="0" chart:axis-label-position="near-axis-other-side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8000">
      <style:chart-properties chart:display-label="true" chart:logarithmic="false" chart:minimum="-4.2" chart:maximum="-1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cc0000" draw:fill-color="#cc0000"/>
      <style:text-properties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6.001cm" xlink:href="." xlink:type="simple" chart:class="chart:scatter" chart:style-name="ch1">
        <chart:legend chart:legend-position="end" svg:x="12.787cm" svg:y="2.456cm" style:legend-expansion="high" chart:style-name="ch2"/>
        <chart:plot-area chart:style-name="ch3" chart:data-source-has-labels="both" svg:x="1.487cm" svg:y="0.615cm" svg:width="10.66cm" svg:height="4.129cm">
          <chartooo:coordinate-region svg:x="2.292cm" svg:y="1.109cm" svg:width="9.761cm" svg:height="3.634cm"/>
          <chart:axis chart:dimension="x" chart:name="primary-x" chart:style-name="ch4" chartooo:axis-type="auto">
            <chart:title svg:x="6.267cm" svg:y="4.864cm" chart:style-name="ch5">
              <text:p>nmax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025cm" chart:style-name="ch7">
              <text:p>min (delta rho)</text:p>
            </chart:title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max=nmax</text:p>
              </table:table-cell>
              <table:table-cell office:value-type="string">
                <text:p>mmax=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0.99999999999999">
                <text:p>-0.99999999999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40138715888152">
                <text:p>-3.40138715888152</text:p>
              </table:table-cell>
              <table:table-cell office:value-type="float" office:value="-1.78892368419769">
                <text:p>-1.78892368419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0306287232517">
                <text:p>-2.50306287232517</text:p>
              </table:table-cell>
              <table:table-cell office:value-type="float" office:value="-2.11242082126585">
                <text:p>-2.1124208212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.02743923407864">
                <text:p>-4.02743923407864</text:p>
              </table:table-cell>
              <table:table-cell office:value-type="float" office:value="-3.10297493611565">
                <text:p>-3.1029749361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19572573492513">
                <text:p>-2.19572573492513</text:p>
              </table:table-cell>
              <table:table-cell office:value-type="float" office:value="-2.0899671888887">
                <text:p>-2.0899671888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